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F" svg:font-family="" style:font-family-generic="roman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0.9283in" svg:y="11.5949in">
            <draw:object draw:notify-on-update-of-ranges="Sheet1.A2:Sheet1.A10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3.1531in" svg:height="7.3984in" svg:x="0.9283in" svg:y="170.5252in">
            <draw:object draw:notify-on-update-of-ranges="Sheet1.A1:Sheet1.A99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6.2988in" svg:height="3.5429in" svg:x="12.328in" svg:y="164.6614in">
            <draw:object draw:notify-on-update-of-ranges="Sheet1.V870:Sheet1.V969 Sheet1.W870:Sheet1.W969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28" table:default-cell-style-name="Default"/>
        <table:table-row table:style-name="ro1">
          <table:table-cell office:value-type="float" office:value="11" calcext:value-type="float">
            <text:p>11</text:p>
          </table:table-cell>
          <table:table-cell table:number-columns-repeated="27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7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7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7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7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7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7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7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7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7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7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7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7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7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7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7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7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7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7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7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7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7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7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7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7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7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7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7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7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7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7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7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7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7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7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7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7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7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7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7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7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7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7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7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7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7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7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7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7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7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7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7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7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7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7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7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7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7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7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7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7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7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7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7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7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7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7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7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7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7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7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7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7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7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7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7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7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7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7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7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7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7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7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7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7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7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7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7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7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7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7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7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7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7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7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7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7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7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7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7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7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7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7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7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7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7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7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7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7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7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7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7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7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7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7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7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7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7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7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7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7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7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7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7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7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7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7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7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7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7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7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7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7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7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7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7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7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7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7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7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7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7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7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7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7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7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7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7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7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7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7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7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7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7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7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7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7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7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7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7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7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7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7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7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7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7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7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7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7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7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7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7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7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7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7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7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7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7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7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7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7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7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7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7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7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7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7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7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7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7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7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7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7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7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7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7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7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7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7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7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7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7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7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7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7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7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7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7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7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7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7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7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7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7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7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7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7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7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7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7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7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7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7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7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7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7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7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7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7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7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7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7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7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7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7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7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7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7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7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7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7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7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7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7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7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7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7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7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7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7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7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7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7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7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7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7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7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7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7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7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7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7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7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7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7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7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7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7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7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7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7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7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7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7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7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7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7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7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7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7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7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7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7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7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0"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0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0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0"/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0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0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0"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0"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0"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0"/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0"/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0"/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0"/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0"/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0"/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0"/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0"/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0"/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0"/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0"/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0"/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0"/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0"/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0"/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0"/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0"/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0"/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26" calcext:value-type="float">
            <text:p>2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0"/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0"/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0"/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0"/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0"/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0"/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0"/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0"/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0"/>
          <table:table-cell office:value-type="float" office:value="35" calcext:value-type="float">
            <text:p>35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5" calcext:value-type="float">
            <text:p>3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0"/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0"/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0"/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0"/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0"/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0"/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0"/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0"/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0"/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0"/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0"/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0"/>
          <table:table-cell office:value-type="float" office:value="47" calcext:value-type="float">
            <text:p>47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47" calcext:value-type="float">
            <text:p>4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0"/>
          <table:table-cell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0"/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49" calcext:value-type="float">
            <text:p>4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0"/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0"/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1" calcext:value-type="float">
            <text:p>5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0"/>
          <table:table-cell office:value-type="float" office:value="52" calcext:value-type="float">
            <text:p>5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0"/>
          <table:table-cell office:value-type="float" office:value="53" calcext:value-type="float">
            <text:p>5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3" calcext:value-type="float">
            <text:p>5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0"/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4" calcext:value-type="float">
            <text:p>5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0"/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0"/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0"/>
          <table:table-cell office:value-type="float" office:value="57" calcext:value-type="float">
            <text:p>57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0"/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0"/>
          <table:table-cell office:value-type="float" office:value="59" calcext:value-type="float">
            <text:p>59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59" calcext:value-type="float">
            <text:p>5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0"/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0"/>
          <table:table-cell office:value-type="float" office:value="61" calcext:value-type="float">
            <text:p>6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61" calcext:value-type="float">
            <text:p>6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0"/>
          <table:table-cell office:value-type="float" office:value="62" calcext:value-type="float">
            <text:p>6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62" calcext:value-type="float">
            <text:p>6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0"/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63" calcext:value-type="float">
            <text:p>6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0"/>
          <table:table-cell office:value-type="float" office:value="64" calcext:value-type="float">
            <text:p>64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0"/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65" calcext:value-type="float">
            <text:p>6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0"/>
          <table:table-cell office:value-type="float" office:value="66" calcext:value-type="float">
            <text:p>66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66" calcext:value-type="float">
            <text:p>6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0"/>
          <table:table-cell office:value-type="float" office:value="67" calcext:value-type="float">
            <text:p>67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67" calcext:value-type="float">
            <text:p>6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0"/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0"/>
          <table:table-cell office:value-type="float" office:value="69" calcext:value-type="float">
            <text:p>69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69" calcext:value-type="float">
            <text:p>6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0"/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70" calcext:value-type="float">
            <text:p>7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0"/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0"/>
          <table:table-cell office:value-type="float" office:value="72" calcext:value-type="float">
            <text:p>72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0"/>
          <table:table-cell office:value-type="float" office:value="73" calcext:value-type="float">
            <text:p>73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73" calcext:value-type="float">
            <text:p>7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0"/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0"/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75" calcext:value-type="float">
            <text:p>7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0"/>
          <table:table-cell office:value-type="float" office:value="76" calcext:value-type="float">
            <text:p>76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0"/>
          <table:table-cell office:value-type="float" office:value="77" calcext:value-type="float">
            <text:p>77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77" calcext:value-type="float">
            <text:p>7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0"/>
          <table:table-cell office:value-type="float" office:value="78" calcext:value-type="float">
            <text:p>78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0"/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79" calcext:value-type="float">
            <text:p>7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0"/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0"/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81" calcext:value-type="float">
            <text:p>8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0"/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82" calcext:value-type="float">
            <text:p>8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0"/>
          <table:table-cell office:value-type="float" office:value="83" calcext:value-type="float">
            <text:p>8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0"/>
          <table:table-cell office:value-type="float" office:value="84" calcext:value-type="float">
            <text:p>84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84" calcext:value-type="float">
            <text:p>8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0"/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85" calcext:value-type="float">
            <text:p>8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0"/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0"/>
          <table:table-cell office:value-type="float" office:value="87" calcext:value-type="float">
            <text:p>87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87" calcext:value-type="float">
            <text:p>8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0"/>
          <table:table-cell office:value-type="float" office:value="88" calcext:value-type="float">
            <text:p>88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88" calcext:value-type="float">
            <text:p>8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0"/>
          <table:table-cell office:value-type="float" office:value="89" calcext:value-type="float">
            <text:p>89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89" calcext:value-type="float">
            <text:p>8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0"/>
          <table:table-cell office:value-type="float" office:value="90" calcext:value-type="float">
            <text:p>90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0"/>
          <table:table-cell office:value-type="float" office:value="91" calcext:value-type="float">
            <text:p>91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0"/>
          <table:table-cell office:value-type="float" office:value="92" calcext:value-type="float">
            <text:p>92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0"/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0"/>
          <table:table-cell office:value-type="float" office:value="94" calcext:value-type="float">
            <text:p>94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94" calcext:value-type="float">
            <text:p>9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0"/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95" calcext:value-type="float">
            <text:p>9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0"/>
          <table:table-cell office:value-type="float" office:value="96" calcext:value-type="float">
            <text:p>96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96" calcext:value-type="float">
            <text:p>9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0"/>
          <table:table-cell office:value-type="float" office:value="97" calcext:value-type="float">
            <text:p>97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97" calcext:value-type="float">
            <text:p>9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0"/>
          <table:table-cell office:value-type="float" office:value="98" calcext:value-type="float">
            <text:p>98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98" calcext:value-type="float">
            <text:p>9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0"/>
          <table:table-cell office:value-type="float" office:value="99" calcext:value-type="float">
            <text:p>99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99" calcext:value-type="float">
            <text:p>9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7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7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7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7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7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7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7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7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7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7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7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7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F" svg:font-family="" style:font-family-generic="roman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2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29T18:56:10.796273147</meta:creation-date>
    <dc:date>2021-11-29T19:48:06.638550825</dc:date>
    <meta:editing-duration>PT21M25S</meta:editing-duration>
    <meta:editing-cycles>1</meta:editing-cycles>
    <meta:document-statistic meta:table-count="1" meta:cell-count="1399" meta:object-count="3"/>
    <meta:generator>LibreOffice/7.2.2.2$Linux_X86_64 LibreOffice_project/2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4.201cm" style:legend-expansion="high" chart:style-name="ch2"/>
        <chart:plot-area chart:style-name="ch3" table:cell-range-address="Sheet1.A2:Sheet1.A101" svg:x="0.32cm" svg:y="0.18cm" svg:width="12.508cm" svg:height="8.64cm">
          <chart:coordinate-region svg:x="0.941cm" svg:y="0.379cm" svg:width="11.887cm" svg:height="7.64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2:Sheet1.A101" chart:class="chart:line">
            <chart:data-point chart:repeated="1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">
                <text:p>6</text:p>
                <draw:g>
                  <svg:desc>Sheet1.A2:Sheet1.A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7">
                <text:p>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2.2$Linux_X86_64 LibreOffice_project/2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41cm" svg:height="18.793cm" xlink:href=".." xlink:type="simple" chart:class="chart:line" chart:style-name="ch1">
        <chart:legend chart:legend-position="end" svg:x="30.558cm" svg:y="9.097cm" style:legend-expansion="high" chart:style-name="ch2"/>
        <chart:plot-area chart:style-name="ch3" table:cell-range-address="Sheet1.A1:Sheet1.A999" svg:x="0.482cm" svg:y="0.296cm" svg:width="30.236cm" svg:height="18.042cm">
          <chart:coordinate-region svg:x="1.103cm" svg:y="0.495cm" svg:width="28.993cm" svg:height="16.91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axis chart:dimension="y" chart:name="secondary-y" chart:style-name="ch6"/>
          <chart:series chart:attached-axis="secondary-y" chart:style-name="ch7" chart:values-cell-range-address="Sheet1.A1:Sheet1.A999" chart:class="chart:line">
            <chart:data-point chart:repeated="99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">
                <text:p>11</text:p>
                <draw:g>
                  <svg:desc>Sheet1.A1:Sheet1.A99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7">
                <text:p>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2.2$Linux_X86_64 LibreOffice_project/2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068cm" svg:y="4.201cm" style:legend-expansion="high" chart:style-name="ch2"/>
        <chart:plot-area chart:style-name="ch3" table:cell-range-address="Sheet1.V870:Sheet1.W969" svg:x="0.32cm" svg:y="0.18cm" svg:width="12.428cm" svg:height="8.64cm">
          <chart:coordinate-region svg:x="0.756cm" svg:y="0.379cm" svg:width="11.527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W870:Sheet1.W969" chart:class="chart:scatter">
            <chart:domain table:cell-range-address="Sheet1.V870:Sheet1.V969"/>
            <chart:data-point chart:repeated="1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V</text:p>
              </table:table-cell>
              <table:table-cell office:value-type="string">
                <text:p>Column W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V870:Sheet1.V969</svg:desc>
                </draw:g>
              </table:table-cell>
              <table:table-cell office:value-type="float" office:value="6">
                <text:p>6</text:p>
                <draw:g>
                  <svg:desc>Sheet1.W870:Sheet1.W96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8">
                <text:p>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2.2$Linux_X86_64 LibreOffice_project/2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